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0e0d6" officeooo:paragraph-rsid="0010e0d6"/>
    </style:style>
    <style:style style:name="P2" style:family="paragraph" style:parent-style-name="Standard">
      <style:text-properties officeooo:rsid="0010e0d6" officeooo:paragraph-rsid="00127615"/>
    </style:style>
    <style:style style:name="P3" style:family="paragraph" style:parent-style-name="Standard">
      <style:text-properties officeooo:rsid="0010e0d6" officeooo:paragraph-rsid="0017053e"/>
    </style:style>
    <style:style style:name="P4" style:family="paragraph" style:parent-style-name="Standard">
      <style:text-properties officeooo:rsid="0010e0d6" officeooo:paragraph-rsid="0019a39f"/>
    </style:style>
    <style:style style:name="P5" style:family="paragraph" style:parent-style-name="Standard">
      <style:text-properties officeooo:rsid="00127615" officeooo:paragraph-rsid="0017053e"/>
    </style:style>
    <style:style style:name="P6" style:family="paragraph" style:parent-style-name="Standard">
      <style:text-properties officeooo:rsid="00127615" officeooo:paragraph-rsid="0019a39f"/>
    </style:style>
    <style:style style:name="P7" style:family="paragraph" style:parent-style-name="Standard">
      <style:text-properties officeooo:rsid="0013ec66" officeooo:paragraph-rsid="0017053e"/>
    </style:style>
    <style:style style:name="P8" style:family="paragraph" style:parent-style-name="Standard">
      <style:text-properties officeooo:rsid="00154423" officeooo:paragraph-rsid="0017053e"/>
    </style:style>
    <style:style style:name="P9" style:family="paragraph" style:parent-style-name="Standard">
      <style:text-properties officeooo:rsid="00154423" officeooo:paragraph-rsid="001899b7"/>
    </style:style>
    <style:style style:name="P10" style:family="paragraph" style:parent-style-name="Standard">
      <style:text-properties officeooo:paragraph-rsid="00159e58"/>
    </style:style>
    <style:style style:name="P11" style:family="paragraph" style:parent-style-name="Standard">
      <style:text-properties officeooo:rsid="0017053e" officeooo:paragraph-rsid="0017053e"/>
    </style:style>
    <style:style style:name="P12" style:family="paragraph" style:parent-style-name="Standard">
      <style:text-properties officeooo:rsid="001899b7" officeooo:paragraph-rsid="00159e58"/>
    </style:style>
    <style:style style:name="P13" style:family="paragraph" style:parent-style-name="Standard">
      <style:text-properties officeooo:rsid="001899b7" officeooo:paragraph-rsid="001899b7"/>
    </style:style>
    <style:style style:name="P14" style:family="paragraph" style:parent-style-name="Standard">
      <style:text-properties officeooo:rsid="0019a39f" officeooo:paragraph-rsid="0019a39f"/>
    </style:style>
    <style:style style:name="P15" style:family="paragraph" style:parent-style-name="Title">
      <style:text-properties officeooo:rsid="0010e0d6" officeooo:paragraph-rsid="0010e0d6"/>
    </style:style>
    <style:style style:name="P16" style:family="paragraph" style:parent-style-name="Heading_20_1">
      <style:text-properties officeooo:rsid="0010e0d6" officeooo:paragraph-rsid="0010e0d6"/>
    </style:style>
    <style:style style:name="T1" style:family="text">
      <style:text-properties officeooo:rsid="00127615"/>
    </style:style>
    <style:style style:name="T2" style:family="text">
      <style:text-properties officeooo:rsid="00159e58"/>
    </style:style>
    <style:style style:name="T3" style:family="text">
      <style:text-properties fo:font-weight="normal" style:font-weight-asian="normal" style:font-weight-complex="normal"/>
    </style:style>
    <style:style style:name="T4" style:family="text">
      <style:text-properties fo:font-weight="normal" officeooo:rsid="00159e58" style:font-weight-asian="normal" style:font-weight-complex="normal"/>
    </style:style>
    <style:style style:name="T5" style:family="text">
      <style:text-properties fo:font-weight="normal" officeooo:rsid="0019a39f" style:font-weight-asian="normal" style:font-weight-complex="normal"/>
    </style:style>
    <style:style style:name="T6" style:family="text">
      <style:text-properties officeooo:rsid="0018887a"/>
    </style:style>
    <style:style style:name="T7" style:family="text">
      <style:text-properties officeooo:rsid="001899b7"/>
    </style:style>
    <style:style style:name="T8" style:family="text">
      <style:text-properties officeooo:rsid="0019a39f"/>
    </style:style>
    <style:style style:name="T9" style:family="text">
      <style:text-properties officeooo:rsid="001a318c"/>
    </style:style>
    <style:style style:name="T10" style:family="text">
      <style:text-properties officeooo:rsid="001bab9d"/>
    </style:style>
    <style:style style:name="T11" style:family="text">
      <style:text-properties officeooo:rsid="001ca5c1"/>
    </style:style>
    <style:style style:name="T12" style:family="text">
      <style:text-properties officeooo:rsid="001ea3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IIR part</text:p>
      <text:h text:style-name="P16" text:outline-level="1">IIR filters</text:h>
      <text:p text:style-name="P2">IIR filters is an acronym for infinite impulse respond. The name comes from the fact that IIR filters include a feedback network. Consequentially, if an impulse is applied at the input the respond<text:span text:style-name="T6">s</text:span> <text:span text:style-name="T6">at the output will decay towards zero as time approaches infinity.</text:span> </text:p>
      <text:p text:style-name="P2"/>
      <text:p text:style-name="P3">The general equation for <text:span text:style-name="T1">the </text:span>IIR filters is shown in equation 1 <text:span text:style-name="T1">below:</text:span></text:p>
      <text:p text:style-name="P3"/>
      <text:p text:style-name="P5">\begin{equation}</text:p>
      <text:p text:style-name="P5">y[n] = \sum\limits<text:span text:style-name="T11">̣_</text:span>{l = 1}^N a_1y[n-1] + \sum\limits_{k=0}^M b_kx[n-k]</text:p>
      <text:p text:style-name="P7">\end{equation}</text:p>
      <text:p text:style-name="P7"/>
      <text:p text:style-name="P9">From equation 1 it is evident that the number of coefficients is $N+M+1<text:span text:style-name="T10">$</text:span> which is the number of multiplies and additions needed to compute the filter output $y[n]<text:span text:style-name="T12">$</text:span>.<text:span text:style-name="T7">\\</text:span></text:p>
      <text:p text:style-name="P13">\null</text:p>
      <text:p text:style-name="P14"/>
      <text:p text:style-name="P14">Making a transition to the z-plane and creating a fraction between output and input results in the following transfer function:</text:p>
      <text:p text:style-name="P14"/>
      <text:p text:style-name="P14">\begin{equation}</text:p>
      <text:p text:style-name="P6"><text:span text:style-name="T5">H(z) = \frac{</text:span><text:span text:style-name="T3">\sum\limits_{k=0}^M b_k</text:span><text:span text:style-name="T5">X(z)z^{-k}</text:span><text:span text:style-name="T3"> </text:span><text:span text:style-name="T5">}{1- </text:span>\sum\limits_{l = 1}^N a_1<text:span text:style-name="T8">Y(z)z^{-l}}</text:span></text:p>
      <text:p text:style-name="P14">\end{equation}</text:p>
      <text:p text:style-name="P14"/>
      <text:p text:style-name="P14">In equation 2, the nominator forms the system zeros whereas the denominator forms the system poles.\\</text:p>
      <text:p text:style-name="P14">\null</text:p>
      <text:p text:style-name="P11"/>
      <text:p text:style-name="P10"><text:span text:style-name="T2">As opposed to FIR filters which are always stable, the IIR filters needs to fulfill an important </text:span><text:bookmark text:name="en-nn"/><text:span text:style-name="T3">prerequisite. </text:span><text:span text:style-name="T4">The signal fed back through the feedback network needs to have a magnitude of ${&lt;1}, which can be ensured if the poles to the system is within the unit circle in the z-plane. </text:span><text:span text:style-name="T2">It follows from this prerequisite that higher order IIR filters easily become unstable unless all poles is kept within the unit circle. The risk for a unstable filter is further increased if the target system imposes precision imitations on the feedback calculation. Thus in practice, higher order IIR filters are instead realized by connecting several lower order filters (first or second) together to form a series \todo[inline]{Missing citation SVEN!}\cite{sven}. The second order links in the series are called biquad links. The term biquad refers to a general second order filter. </text:span></text:p>
      <text:p text:style-name="P12"/>
      <text:p text:style-name="P13">Keiler and Zölzer describes in \cite{Keiler} that second and even first order IIR filters performs well in audio applications. However, that the second order provided superior frequency selectivity than the first order. <text:s/>A second order IIR filter <text:s/>results in 6 coefficients ($1+2+3<text:span text:style-name="T10">$</text:span>) <text:span text:style-name="T8">and the same number of multiplications and additions. A general second order IIR filter is shown in equations 3-4 and figures 3-4. \todo{look at numbers}.</text:span></text:p>
      <text:p text:style-name="P13"/>
      <text:p text:style-name="P4">\begin{equation} </text:p>
      <text:p text:style-name="P4">H[z] = \frac{b_0 + b_1*z^{-1}+b_2*z^{-2}}{1+a_1*z^{-1}+a_2*z^{-2}} </text:p>
      <text:p text:style-name="P4">\end{equation} </text:p>
      <text:p text:style-name="P2"/>
      <text:p text:style-name="P2">and figures fig.[\ref{figure:DF1}] and fig.[\ref{figure:DF2}].</text:p>
      <text:p text:style-name="P1"><text:soft-page-break/></text:p>
      <text:p text:style-name="P1">\begin{figure}[h]</text:p>
      <text:p text:style-name="P1">\centering</text:p>
      <text:p text:style-name="P1">\includegraphics[width=\textwidth]{DirectForm1.png}</text:p>
      <text:p text:style-name="P1">\caption{Direct form 1}</text:p>
      <text:p text:style-name="P1">\label{figure:DF1}</text:p>
      <text:p text:style-name="P1">\end{figure}</text:p>
      <text:p text:style-name="P1"/>
      <text:p text:style-name="P1">The form shown in equations 1-2 and fig.[\ref{figure:DF1}] is called direct form 1. It is suitable for fixed-point systems due to know delay states but suffers from many <text:span text:style-name="T9">unit </text:span>delay lines.</text:p>
      <text:p text:style-name="P1">\null</text:p>
      <text:p text:style-name="P1"/>
      <text:p text:style-name="P1">\ref{figure:DF2}</text:p>
      <text:p text:style-name="P1"/>
      <text:p text:style-name="P1">\begin{figure}[h]</text:p>
      <text:p text:style-name="P1">\centering</text:p>
      <text:p text:style-name="P1">\includegraphics[width=\textwidth]{DirectForm2.png}</text:p>
      <text:p text:style-name="P1">\caption{Direct form 2}</text:p>
      <text:p text:style-name="P1">\label{figure:DF2}</text:p>
      <text:p text:style-name="P1">\end{figure}</text:p>
      <text:p text:style-name="P1"><text:s/></text:p>
      <text:p text:style-name="P1">\begin{equation} </text:p>
      <text:p text:style-name="P1"><text:s/>y[n]=b_{0}w[n]+b_{1}w[n-1]+b_{2}w[n-2] </text:p>
      <text:p text:style-name="P1">\end{equation} </text:p>
      <text:p text:style-name="P1">where </text:p>
      <text:p text:style-name="P1">\begin{equation} </text:p>
      <text:p text:style-name="P1"><text:s/>w[n]=x[n]-a_{1}w[n-1]-a_{2}w[n-2] </text:p>
      <text:p text:style-name="P1">\end{equation} <text:s/></text:p>
      <text:p text:style-name="P1"/>
      <text:p text:style-name="P1">The form shown above in equations 3-4 and in figure fig.[\ref{figure:DF2}] is called direct form 2. It is suitable for floating point based systems and only has two <text:span text:style-name="T9">unit </text:span>delay lines. It is not suitable for fixed point systems due to potential overflow in the delay lines \todo[inline]{Missing citation electron!}\cite{electron}.</text:p>
      <text:p text:style-name="P1"/>
      <text:p text:style-name="P3">IIR filters offers tight control of the magnitude response at the expense of phase. Thus, IIR filters are used when high requirements are posed on the magnitude and phase matters less \cite{storn}.</text:p>
      <text:p text:style-name="P3"><text:span text:style-name="T1">A</text:span>ll the afore mentioned filters can be realized as IIR filters by using appropriate filter coefficients.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3-12T13:19:41.535004752</meta:creation-date>
    <dc:date>2014-03-12T16:24:02.951727883</dc:date>
    <dc:creator>Daniel </dc:creator>
    <meta:editing-duration>PT2H56M40S</meta:editing-duration>
    <meta:editing-cycles>11</meta:editing-cycles>
    <meta:generator>LibreOffice/4.1.3.2$Linux_X86_64 LibreOffice_project/410m0$Build-2</meta:generator>
    <meta:document-statistic meta:table-count="0" meta:image-count="0" meta:object-count="0" meta:page-count="2" meta:paragraph-count="47" meta:word-count="523" meta:character-count="3694" meta:non-whitespace-character-count="3198"/>
  </office:meta>
</office:document-meta>
</file>